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21">
      <style:table-cell-properties fo:border="thin solid #000000"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1.562291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shapes>
          <draw:custom-shape svg:x="0in" svg:y="0.00039in" svg:width="2.00433in" svg:height="0.33031in" draw:z-index="1" draw:id="id0" draw:style-name="a2" draw:name="Retângulo 2">
            <svg:title/>
            <svg:desc/>
            <text:p text:style-name="a1" text:class-names="" text:cond-style-name=""><text:span text:style-name="a0" text:class-names="">Planalto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9.3685in" svg:y="2.28307in" svg:width="0.22087in" svg:height="1.01653in" draw:z-index="2" draw:id="id1" draw:style-name="a5" draw:name="Retângulo 3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OLICITAÇÃO DE PAGAMENTO DE DIÁRIAS DE VIAGEM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0">
            <text:p>Contrato: IFM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Prestador: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2">
            <text:p>DATA DA SOLICITAÇÃO: 12/06/2012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Origem / Destino</text:p>
          </table:table-cell>
          <table:table-cell office:value-type="string" table:style-name="ce2">
            <text:p>Data da Saída</text:p>
          </table:table-cell>
          <table:table-cell office:value-type="string" table:style-name="ce2">
            <text:p>Horário</text:p>
          </table:table-cell>
          <table:table-cell office:value-type="string" table:style-name="ce2">
            <text:p>Data da Retorno</text:p>
          </table:table-cell>
          <table:table-cell office:value-type="string" table:style-name="ce2">
            <text:p>Horário</text:p>
          </table:table-cell>
          <table:table-cell office:value-type="string" table:style-name="ce2">
            <text:p>Nº de Diárias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AQUIDAUANA / CAMPO GRANDE</text:p>
          </table:table-cell>
          <table:table-cell office:value-type="date" office:date-value="2012-06-19T00:00:00" table:style-name="ce5">
            <text:p>19/jun</text:p>
          </table:table-cell>
          <table:table-cell office:value-type="time" office:time-value="PT7H0M0.000S" table:style-name="ce6">
            <text:p>07:00</text:p>
          </table:table-cell>
          <table:table-cell office:value-type="date" office:date-value="2012-06-19T00:00:00" table:style-name="ce5">
            <text:p>19/jun</text:p>
          </table:table-cell>
          <table:table-cell office:value-type="time" office:time-value="PT18H30M0.000S" table:style-name="ce6">
            <text:p>18:30</text:p>
          </table:table-cell>
          <table:table-cell office:value-type="string" table:style-name="ce17">
            <text:p>MEIA</text:p>
          </table:table-cell>
          <table:table-cell table:number-columns-repeated="16378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style-name="ce4"/>
          <table:table-cell table:number-columns-repeated="16378"/>
        </table:table-row>
        <table:table-row table:style-name="ro2">
          <table:table-cell table:number-columns-repeated="5" table:style-name="ce4"/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5" table:number-rows-spanned="1" table:style-name="ce12">
            <text:p>TOTAL DE DIÁRIAS SOLICITADAS NO PERÍODO</text:p>
          </table:table-cell>
          <table:covered-table-cell table:number-columns-repeated="4"/>
          <table:table-cell office:value-type="string" table:style-name="ce17">
            <text:p>MEIA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3" table:style-name="ce13">
            <text:p>Felipe Schultz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4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4">
            <text:p>Fiscal de Contratos</text:p>
          </table:table-cell>
          <table:covered-table-cell/>
          <table:table-cell office:value-type="string" table:number-columns-spanned="4" table:number-rows-spanned="1" table:style-name="ce15">
            <text:p>CAMPO GRANDE-MS,12 de JUNHO 2012.</text:p>
          </table:table-cell>
          <table:covered-table-cell table:number-columns-repeated="3"/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16">
            <text:p>Coordenador de Administração e Serviços Gerais - IFMS</text:p>
          </table:table-cell>
          <table:covered-table-cell table:number-columns-repeated="5"/>
          <table:table-cell table:number-columns-repeated="16378"/>
        </table:table-row>
        <table:table-row table:number-rows-repeated="1048560" table:style-name="ro6">
          <table:table-cell table:number-columns-repeated="16384"/>
        </table:table-row>
      </table:table>
      <table:table table:name="Plan2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Plan3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time-style style:name="N36">
      <number:hours number:style="long"/>
      <number:text>:</number:text>
      <number:minutes number:style="long"/>
    </number:tim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196456692913386in" fo:margin-left="0.196456692913386in" fo:margin-right="0.196456692913386in" style:print-orientation="landscape" style:print-page-order="ltr" style:first-page-number="continue" style:scale-to="100%" style:table-centering="both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10373</meta:initial-creator>
    <dc:creator>Celisse Garcia</dc:creator>
    <meta:creation-date>2009-12-22T10:47:23Z</meta:creation-date>
    <dc:date>2012-06-12T12:22:44Z</dc:date>
    <meta:print-date>2010-11-02T16:45:00Z</meta:print-date>
    <meta:editing-cycles>3</meta:editing-cycles>
    <meta:editing-duration>PT31258S</meta:editing-duration>
  </office:meta>
</office:document-meta>
</file>